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1.046cm" fo:min-width="18.5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507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6.098cm" fo:min-width="18.448cm" fo:padding-top="0.151cm" fo:padding-bottom="0.151cm" fo:padding-left="0.276cm" fo:padding-right="0.276cm" loext:decorative="false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7.698cm" fo:min-width="19.448cm" fo:padding-top="0.151cm" fo:padding-bottom="0.151cm" fo:padding-left="0.276cm" fo:padding-right="0.276cm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0.5cm" fo:min-width="17.5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507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5cm" fo:min-width="17.75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5cm" fo:min-width="17.7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4ea6b" draw:textarea-horizontal-align="justify" draw:textarea-vertical-align="middle" draw:auto-grow-height="false" fo:min-height="0.5cm" fo:min-width="13.25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cm" fo:min-width="0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cm" fo:min-width="13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cm" fo:min-width="0.376cm" loext:decorative="false"/>
    </style:style>
    <style:style style:name="gr4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01cm" fo:min-width="0.376cm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>
      <style:graphic-properties svg:stroke-color="#000000" draw:marker-start="Arrowheads_20_2" draw:marker-end="Arrowheads_20_2" draw:textarea-vertical-align="middle" loext:decorative="false"/>
    </style:style>
    <style:style style:name="gr5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7.75cm" fo:min-width="18.5cm" fo:padding-top="0.151cm" fo:padding-bottom="0.151cm" fo:padding-left="0.276cm" fo:padding-right="0.276cm" loext:decorative="false"/>
    </style:style>
    <style:style style:name="gr53" style:family="graphic" style:parent-style-name="standard">
      <style:graphic-properties draw:textarea-horizontal-align="justify" draw:textarea-vertical-align="middle" draw:auto-grow-height="false" fo:min-height="0.5cm" fo:min-width="6.75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6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d4ea6b"/>
      <style:paragraph-properties fo:text-align="center" style:writing-mode="lr-tb"/>
    </style:style>
    <style:style style:name="P25" style:family="paragraph">
      <style:paragraph-properties fo:margin-left="0cm" fo:margin-right="0cm" fo:margin-top="0.42cm" fo:margin-bottom="0.35cm" fo:line-height="100%" fo:text-align="center" fo:text-indent="0cm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bold" style:letter-kerning="true" style:font-name-asian="Liberation Sans2" style:font-size-asian="14pt" style:font-style-asian="normal" style:font-weight-asian="bold" style:font-name-complex="Liberation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2" draw:text-style-name="P2" xml:id="id1" draw:id="id1" draw:layer="layout" svg:width="19cm" svg:height="1.25cm" svg:x="1cm" svg:y="9.6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"><text:span text:style-name="T1">GPIO_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draw:type="line" svg:x1="19.53cm" svg:y1="9.877cm" svg:x2="19.53cm" svg:y2="10.127cm" draw:start-shape="id1" draw:start-glue-point="16" draw:end-shape="id1" draw:end-glue-point="17" svg:d="M19530 9877v250" svg:viewBox="0 0 1 251">
            <text:p/>
          </draw:connector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4" draw:text-style-name="P5" draw:layer="layout" svg:width="7.45cm" svg:height="1.153cm" svg:x="10.3cm" svg:y="17.52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singleton&gt;&gt;</text:span></text:p>
            <text:p text:style-name="P4"><text:span text:style-name="T2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7.45cm" svg:height="1.716cm" svg:x="10.3cm" svg:y="18.677cm">
            <text:p text:style-name="P6"><text:span text:style-name="T3">- LEDS</text:span></text:p>
            <text:p text:style-name="P6"><text:span text:style-name="T3">- BUTTONS</text:span></text:p>
            <text:p text:style-name="P6"><text:span text:style-name="T3">+ oradio_log: oradio_log</text:span></text:p>
            <text:p text:style-name="P6"><text:span text:style-name="T3">+ gpio_module_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7.45cm" svg:height="3.751cm" svg:x="10.3cm" svg:y="20.39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e(led_name:str)</text:span></text:p>
            <text:p text:style-name="P8"><text:span text:style-name="T3">+ </text:span><text:span text:style-name="T3">get_button_state(button_name:st</text:span><text:span text:style-name="T3">r): bool</text:span></text:p>
            <text:p text:style-name="P6"><text:span text:style-name="T3">+ </text:span><text:span text:style-name="T3">set_button_edge_event_callback(</text:span><text:span text:style-name="T3">callback)</text:span></text:p>
            <text:p text:style-name="P6"><text:span text:style-name="T3">+ enable_button_events()</text:span></text:p>
            <text:p text:style-name="P6"><text:span text:style-name="T3">- edge_callback(channel:int)</text:span></text:p>
            <text:p text:style-name="P6"><text:span text:style-name="T3">- read_pin_state(io_pin:int): bool</text:span></text:p>
            <text:p text:style-name="P6"><text:span text:style-name="T3">+ GPIO_cleanup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6" draw:id="id6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7" draw:text-style-name="P5" draw:layer="layout" svg:width="7.85cm" svg:height="1.153cm" svg:x="10.3cm" svg:y="12.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</text:span><text:span text:style-name="T2">c</text:span><text:span text:style-name="T2">o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s</text:span><text:span text:style-name="T2">»</text:span></text:p>
            <text:p text:style-name="P4"><text:span text:style-name="T2">G</text:span><text:span text:style-name="T2">P</text:span><text:span text:style-name="T2">I</text:span><text:span text:style-name="T2">O</text:span><text:span text:style-name="T2"> </text:span><text:span text:style-name="T2">c</text:span><text:span text:style-name="T2">o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7.85cm" svg:height="0.993cm" svg:x="10.3cm" svg:y="13.6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- LEDS: dict[led_name, pin_number]</text:span></text:p>
            <text:p text:style-name="P6"><text:span text:style-name="T3">- BUTTONS: dict[button_name, pin_number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9" draw:layer="layout" svg:width="19cm" svg:height="16.4cm" svg:x="1cm" svg:y="10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 xml:id="id3" draw:id="id3">
          <draw:g draw:style-name="gr10">
            <draw:polygon draw:style-name="gr11" draw:text-style-name="P12" draw:layer="layout" svg:width="9.131cm" svg:height="3.557cm" svg:x="1.864cm" svg:y="1.442cm" svg:viewBox="0 0 9132 3558" draw:points="0,0 6852,0 9132,648 9132,3558 0,3558">
              <text:p text:style-name="P10"><text:span text:style-name="T4">«led_name»</text:span></text:p>
              <text:p text:style-name="P11"><text:span text:style-name="T5">LED_PLAY = ”LedPlay</text:span></text:p>
              <text:p text:style-name="P11"><text:span text:style-name="T5">LED_STOP = ”LedStop”</text:span></text:p>
              <text:p text:style-name="P11"><text:span text:style-name="T5">LED_PRESET1 = ”LedPreset1”</text:span></text:p>
              <text:p text:style-name="P11"><text:span text:style-name="T5">LED_PRESET2 = ”LedPreset2”</text:span></text:p>
              <text:p text:style-name="P11"><text:span text:style-name="T5">LED_PRESET3 = ”LedPreset3”</text:span></text:p>
              <text:p text:style-name="P11"><text:span text:style-name="T5">LED_NAMES = [LED_PLAY,LED_STOP,</text:span></text:p>
              <text:p text:style-name="P11"><text:span text:style-name="T5"><text:s text:c="7"/></text:span><text:span text:style-name="T5">LED_PRESET1,LED_PRESET2,LED_PRESET3]</text:span></text:p>
            </draw:polygon>
            <draw:polygon draw:style-name="gr12" draw:text-style-name="P13" draw:layer="layout" svg:width="2.283cm" svg:height="0.647cm" svg:x="8.716cm" svg:y="1.442cm" svg:viewBox="0 0 2284 648" draw:points="0,0 2284,648 0,648">
              <text:p/>
            </draw:polygon>
          </draw:g>
        </draw:g>
        <draw:g draw:style-name="gr1" xml:id="id4" draw:id="id4">
          <draw:g draw:style-name="gr10">
            <draw:polygon draw:style-name="gr13" draw:text-style-name="P12" draw:layer="layout" svg:width="9.495cm" svg:height="3.749cm" svg:x="1.75cm" svg:y="5.5cm" svg:viewBox="0 0 9496 3750" draw:points="0,0 7125,0 9496,683 9496,3750 0,3750">
              <text:p text:style-name="P10"><text:span text:style-name="T4">«button_name»</text:span></text:p>
              <text:p text:style-name="P11"><text:span text:style-name="T5">BUTTON_PLAY = ”ButtonPlay</text:span></text:p>
              <text:p text:style-name="P11"><text:span text:style-name="T5">BUTTON_STOP = ”ButtonStop”</text:span></text:p>
              <text:p text:style-name="P11"><text:span text:style-name="T5">BUTTON_PRESET1 = ”ButtonPreset1”</text:span></text:p>
              <text:p text:style-name="P11"><text:span text:style-name="T5">BUTTON_PRESET2 = ”ButtonPreset2”</text:span></text:p>
              <text:p text:style-name="P11"><text:span text:style-name="T5">BUTTON_PRESET3 = ”ButtonPreset3”</text:span></text:p>
              <text:p text:style-name="P11"><text:span text:style-name="T5">BUTTON_NAMES = [BUTTON_PLAY,BUTTON_STOP,</text:span></text:p>
              <text:p text:style-name="P11"><text:span text:style-name="T5"><text:s text:c="4"/></text:span><text:span text:style-name="T5">BUTTON_PRESET1,BUTTON_PRESET2,</text:span></text:p>
              <text:p text:style-name="P11"><text:span text:style-name="T5"><text:s text:c="4"/></text:span><text:span text:style-name="T5">BUTTON_PRESET3]</text:span></text:p>
            </draw:polygon>
            <draw:polygon draw:style-name="gr14" draw:text-style-name="P13" draw:layer="layout" svg:width="2.374cm" svg:height="0.682cm" svg:x="8.875cm" svg:y="5.5cm" svg:viewBox="0 0 2375 683" draw:points="0,0 2375,683 0,683">
              <text:p/>
            </draw:polygon>
          </draw:g>
        </draw:g>
        <draw:g draw:style-name="gr1" xml:id="id2" draw:id="id2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15" draw:text-style-name="P5" draw:layer="layout" svg:width="5.6cm" svg:height="1.153cm" svg:x="12.75cm" svg:y="2.1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5.6cm" svg:height="1.781cm" svg:x="12.75cm" svg:y="3.2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+ led_name</text:span></text:p>
            <text:p text:style-name="P6"><text:span text:style-name="T3">+ button_name</text:span></text:p>
            <text:p text:style-name="P6"><text:span text:style-name="T3">+ TEST_ENABLED</text:span></text:p>
            <text:p text:style-name="P6"><text:span text:style-name="T3">+ TEST_DISABLE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7" draw:text-style-name="P14" draw:layer="layout" svg:x1="12.75cm" svg:y1="4.379cm" svg:x2="11cm" svg:y2="3.221cm" draw:start-shape="id2" draw:start-glue-point="9" draw:end-shape="id3" draw:end-glue-point="1" svg:d="M12750 4379h-875v-1158h-875" svg:viewBox="0 0 1751 1159">
          <text:p/>
        </draw:connector>
        <draw:connector draw:style-name="gr18" draw:text-style-name="P14" draw:layer="layout" svg:x1="13.87cm" svg:y1="5.034cm" svg:x2="11.25cm" svg:y2="7.375cm" draw:start-shape="id2" draw:start-glue-point="4" draw:end-shape="id4" draw:end-glue-point="1" svg:d="M13870 5034v2341h-2620" svg:viewBox="0 0 2621 2342">
          <text:p/>
        </draw:connector>
        <draw:connector draw:style-name="gr19" draw:text-style-name="P14" draw:layer="layout" draw:line-skew="0.873cm" svg:x1="17.75cm" svg:y1="19.334cm" svg:x2="16.58cm" svg:y2="14.646cm" draw:start-shape="id5" draw:start-glue-point="22" draw:end-shape="id6" draw:end-glue-point="7" svg:d="M17750 19334h1400v-3250h-2570v-1438" svg:viewBox="0 0 2571 4689">
          <text:p/>
        </draw:connector>
        <draw:connector draw:style-name="gr20" draw:text-style-name="P14" draw:layer="layout" svg:x1="18.15cm" svg:y1="13.991cm" svg:x2="14.99cm" svg:y2="5.034cm" draw:start-shape="id6" draw:start-glue-point="8" draw:end-shape="id2" draw:end-glue-point="5" svg:d="M18150 13991h527v-5225h-3687v-3732" svg:viewBox="0 0 3688 8958">
          <text:p/>
        </draw:connector>
        <draw:g draw:style-name="gr1" xml:id="id7" draw:id="id7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1" draw:text-style-name="P16" draw:layer="layout" svg:width="7.75cm" svg:height="1.153cm" svg:x="1.25cm" svg:y="23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library»</text:span></text:p>
            <text:p text:style-name="P15"><text:span text:style-name="T2">Rpi.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8" draw:layer="layout" svg:width="7.75cm" svg:height="2.575cm" svg:x="1.25cm" svg:y="24.1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setup(pin:int, mode:int)</text:span></text:p>
            <text:p text:style-name="P17"><text:span text:style-name="T2">+ input(pin:int)</text:span></text:p>
            <text:p text:style-name="P17"><text:span text:style-name="T2">+ output(pin:int)</text:span></text:p>
            <text:p text:style-name="P17"><text:span text:style-name="T2">+ add-event_detect(</text:span></text:p>
            <text:p text:style-name="P17"><text:span text:style-name="T2"><text:tab/></text:span><text:span text:style-name="T2"><text:tab/></text:span><text:span text:style-name="T2">pin:int,edge:str, callback:func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3" draw:text-style-name="P14" draw:layer="layout" svg:x1="10.3cm" svg:y1="20.834cm" svg:x2="4.35cm" svg:y2="23cm" draw:start-shape="id5" draw:start-glue-point="3" draw:end-shape="id7" draw:end-glue-point="11" svg:d="M10300 20834h-5950v2166" svg:viewBox="0 0 5951 2167">
          <text:p/>
        </draw:connector>
        <draw:frame draw:style-name="gr24" draw:text-style-name="P19" draw:layer="layout" svg:width="2.75cm" svg:height="0.75cm" svg:x="4.25cm" svg:y="20.75cm">
          <draw:text-box>
            <text:p><text:span text:style-name="T6">&lt;&lt;uses&gt;&gt;</text:span></text:p>
          </draw:text-box>
        </draw:frame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5" draw:text-style-name="P16" draw:layer="layout" svg:width="5.25cm" svg:height="0.679cm" svg:x="2.25cm" svg:y="14.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5"><text:span text:style-name="T2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1" draw:layer="layout" svg:width="5.25cm" svg:height="1.255cm" svg:x="2.25cm" svg:y="15.279cm">
            <text:p text:style-name="P20"><text:span text:style-name="T2">&lt;&lt;utility&gt;&gt;</text:span></text:p>
            <text:p text:style-name="P17"><text:span text:style-name="T2">oradio_log: SafeLog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5.25cm" svg:height="2.101cm" svg:x="2.25cm" svg:y="16.53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7"><text:span text:style-name="T2">+ debug(msg:str)</text:span></text:p>
            <text:p text:style-name="P17"><text:span text:style-name="T2">+ info(msg:str)</text:span></text:p>
            <text:p text:style-name="P17"><text:span text:style-name="T2">+ error(msg:str)</text:span></text:p>
            <text:p text:style-name="P17"><text:span text:style-name="T2">+ warning(msg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text-style-name="P14" draw:layer="layout" svg:x1="10.3cm" svg:y1="19.196cm" svg:x2="7.499cm" svg:y2="18.091cm" draw:start-shape="id5" draw:start-glue-point="19" draw:end-shape="id8" draw:end-glue-point="12" svg:d="M10300 19196h-1400v-1105h-1401" svg:viewBox="0 0 2802 1106">
          <text:p/>
        </draw:connector>
        <draw:frame draw:style-name="gr24" draw:text-style-name="P19" draw:layer="layout" svg:width="2.75cm" svg:height="0.75cm" svg:x="7.5cm" svg:y="17.25cm">
          <draw:text-box>
            <text:p><text:span text:style-name="T6">&lt;&lt;uses&gt;&gt;</text:span></text:p>
          </draw:text-box>
        </draw:frame>
        <draw:custom-shape draw:style-name="gr29" draw:text-style-name="P9" draw:layer="layout" svg:width="20cm" svg:height="28cm" svg:x="0.5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0" draw:text-style-name="P23" draw:layer="layout" svg:width="18cm" svg:height="0.75cm" svg:x="1.5cm" svg:y="10.2cm">
          <text:p text:style-name="P22">Service Layer</text:p>
          <draw:enhanced-geometry svg:viewBox="0 0 21600 21600" draw:type="rectangle" draw:enhanced-path="M 0 0 L 21600 0 21600 21600 0 21600 0 0 Z N"/>
        </draw:custom-shape>
        <draw:g draw:style-name="gr1" xml:id="id12" draw:id="id1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31" draw:text-style-name="P5" draw:layer="layout" svg:width="7.45cm" svg:height="1.153cm" svg:x="3.7cm" svg:y="11.2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singleton&gt;&gt;</text:span></text:p>
            <text:p text:style-name="P4"><text:span text:style-name="T2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7" draw:layer="layout" svg:width="7.45cm" svg:height="1.716cm" svg:x="3.7cm" svg:y="12.403cm">
            <text:p text:style-name="P6"><text:span text:style-name="T3">- LEDS</text:span></text:p>
            <text:p text:style-name="P6"><text:span text:style-name="T3">- BUTTONS</text:span></text:p>
            <text:p text:style-name="P6"><text:span text:style-name="T3">+ oradio_log: oradio_log</text:span></text:p>
            <text:p text:style-name="P6"><text:span text:style-name="T3">+ gpio_module_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7" draw:layer="layout" svg:width="7.45cm" svg:height="3.357cm" svg:x="3.7cm" svg:y="14.11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e(led_name:str)</text:span></text:p>
            <text:p text:style-name="P8"><text:span text:style-name="T3">+ get_button_state(button_name:str): bool</text:span></text:p>
            <text:p text:style-name="P6"><text:span text:style-name="T3">+ set_button_edge_event_callback(callback)</text:span></text:p>
            <text:p text:style-name="P6"><text:span text:style-name="T3">- edge_callback(channel:int)</text:span></text:p>
            <text:p text:style-name="P6"><text:span text:style-name="T3">- read_pin_state(io_pin:int): bool</text:span></text:p>
            <text:p text:style-name="P6"><text:span text:style-name="T3">+ GPIO_cleanup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4" draw:text-style-name="P23" draw:layer="layout" svg:width="18.25cm" svg:height="0.75cm" svg:x="1.5cm" svg:y="1.7cm">
          <text:p text:style-name="P22">Application Layer</text:p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18cm" svg:height="0.75cm" svg:x="1.6cm" svg:y="5.35cm">
          <text:p text:style-name="P22">Middle-ware Layer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18.2cm" svg:height="0.75cm" svg:x="1.5cm" svg:y="23.75cm">
          <text:p text:style-name="P22">Hardware Abstraction Layer (HAL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4" draw:layer="layout" svg:width="13.75cm" svg:height="0.75cm" svg:x="5.25cm" svg:y="18.7cm">
          <text:p text:style-name="P22">Operating System Layer (OS layer)</text:p>
          <draw:enhanced-geometry svg:viewBox="0 0 21600 21600" draw:type="rectangle" draw:enhanced-path="M 0 0 L 21600 0 21600 21600 0 21600 0 0 Z N"/>
        </draw:custom-shape>
        <draw:g draw:style-name="gr1" xml:id="id11" draw:id="id1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7" draw:text-style-name="P16" draw:layer="layout" svg:width="5.8cm" svg:height="1.153cm" svg:x="11.75cm" svg:y="15.06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ilibrary»</text:span></text:p>
            <text:p text:style-name="P15"><text:span text:style-name="T2">Rpi.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5.8cm" svg:height="2.101cm" svg:x="11.75cm" svg:y="16.22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setmode(mode:int)</text:span></text:p>
            <text:p text:style-name="P17"><text:span text:style-name="T2">+ setup(pin:int, mode:int)</text:span></text:p>
            <text:p text:style-name="P17"><text:span text:style-name="T2">+ output(pin:int, value: int)</text:span></text:p>
            <text:p text:style-name="P17"><text:span text:style-name="T2">+ input(pint: int)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9" draw:text-style-name="P16" draw:layer="layout" svg:width="5.114cm" svg:height="1.153cm" svg:x="12.5cm" svg:y="20.1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OS-component»</text:span></text:p>
            <text:p text:style-name="P15"><text:span text:style-name="T2">GPIOKernel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8" draw:layer="layout" svg:width="5.114cm" svg:height="2.101cm" svg:x="12.5cm" svg:y="21.30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/dev/gpiochipN</text:span></text:p>
            <text:p text:style-name="P17"><text:span text:style-name="T2">+ iotctl()</text:span></text:p>
            <text:p text:style-name="P17"><text:span text:style-name="T2">+ read()</text:span></text:p>
            <text:p text:style-name="P17"><text:span text:style-name="T2">+ writ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0" xml:id="id9" draw:id="id9">
          <draw:polygon draw:style-name="gr41" draw:text-style-name="P26" draw:layer="layout" svg:width="6.499cm" svg:height="1.749cm" svg:x="5.2cm" svg:y="21cm" svg:viewBox="0 0 6500 1750" draw:points="6500,438 6500,1750 0,1750 0,0 5525,0">
            <text:p text:style-name="P25"><text:span text:style-name="T7">The physical GPIO controller </text:span></text:p>
            <text:p text:style-name="P25"><text:span text:style-name="T7">is exposed as a charcter device</text:span></text:p>
          </draw:polygon>
          <draw:path draw:style-name="gr42" draw:text-style-name="P26" draw:layer="layout" svg:width="0.814cm" svg:height="0.365cm" svg:x="10.805cm" svg:y="21.035cm" svg:viewBox="0 0 815 366" svg:d="M0 0c271 122 544 244 815 366-271 0-544 0-815 0 0-122 0-244 0-366z">
            <text:p/>
          </draw:path>
        </draw:g>
        <draw:connector draw:style-name="gr43" draw:text-style-name="P27" draw:layer="layout" svg:x1="11.7cm" svg:y1="21.875cm" svg:x2="12.5cm" svg:y2="20.786cm" draw:start-shape="id9" draw:start-glue-point="1" draw:end-shape="id10" draw:end-glue-point="15" svg:d="M11700 21875h409v-1089h391" svg:viewBox="0 0 801 1090">
          <text:p/>
        </draw:connector>
        <draw:frame draw:style-name="gr24" draw:text-style-name="P19" draw:layer="layout" svg:width="2.75cm" svg:height="0.75cm" svg:x="13cm" svg:y="12.5cm">
          <draw:text-box>
            <text:p><text:span text:style-name="T6">&lt;&lt;uses&gt;&gt;</text:span></text:p>
          </draw:text-box>
        </draw:frame>
        <draw:connector draw:style-name="gr44" draw:text-style-name="P14" draw:layer="layout" svg:x1="17.55cm" svg:y1="17.667cm" svg:x2="16.591cm" svg:y2="20.15cm" draw:start-shape="id11" draw:start-glue-point="8" draw:end-shape="id10" draw:end-glue-point="13" svg:d="M17550 17667h527v1568h-1486v915" svg:viewBox="0 0 1487 2484">
          <text:p/>
        </draw:connector>
        <draw:connector draw:style-name="gr45" draw:text-style-name="P14" draw:layer="layout" svg:x1="11.15cm" svg:y1="14.363cm" svg:x2="16.39cm" svg:y2="15.068cm" draw:start-shape="id12" draw:start-glue-point="1" draw:end-shape="id11" draw:end-glue-point="13" svg:d="M11150 14363h5240v705" svg:viewBox="0 0 5241 706">
          <text:p/>
        </draw:connector>
        <draw:custom-shape draw:style-name="gr46" draw:text-style-name="P28" xml:id="id13" draw:id="id13" draw:layer="layout" svg:width="13.5cm" svg:height="1.25cm" svg:x="4.25cm" svg:y="25cm">
          <draw:glue-point draw:id="4" svg:x="3.148cm" svg:y="-5cm"/>
          <draw:glue-point draw:id="5" svg:x="3.888cm" svg:y="-5cm"/>
          <draw:glue-point draw:id="6" svg:x="2.407cm" svg:y="-5cm"/>
          <text:p text:style-name="P22">GPIO-controller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1.75cm" svg:height="2cm" svg:x="5.5cm" svg:y="26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9" draw:layer="layout" svg:width="1.75cm" svg:height="2cm" svg:x="12.25cm" svg:y="26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29" draw:layer="layout" svg:width="3.75cm" svg:height="1cm" svg:x="5.15cm" svg:y="28.05cm">
          <draw:text-box>
            <text:p>LED-pins</text:p>
          </draw:text-box>
        </draw:frame>
        <draw:frame draw:style-name="gr50" draw:text-style-name="P29" draw:layer="layout" svg:width="5.25cm" svg:height="0.962cm" svg:x="11.35cm" svg:y="28.05cm">
          <draw:text-box>
            <text:p>BUTTON-pins</text:p>
          </draw:text-box>
        </draw:frame>
        <draw:connector draw:style-name="gr51" draw:text-style-name="P22" draw:layer="layout" svg:x1="16.591cm" svg:y1="23.404cm" svg:x2="16.248cm" svg:y2="25cm" draw:start-shape="id10" draw:start-glue-point="7" draw:end-shape="id13" draw:end-glue-point="5" svg:d="M16591 23404v811h-343v785" svg:viewBox="0 0 344 1597">
          <text:p/>
        </draw:connector>
        <draw:custom-shape draw:style-name="gr52" draw:text-style-name="P9" draw:layer="layout" svg:width="19cm" svg:height="28cm" svg:x="1cm" svg:y="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7.25cm" svg:height="0.75cm" svg:x="12.5cm" svg:y="6.5cm">
          <text:p text:style-name="P22">Test Layer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 xml:id="id14" draw:id="id1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54" draw:text-style-name="P16" draw:layer="layout" svg:width="6.25cm" svg:height="1.153cm" svg:x="13.1cm" svg:y="7.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module»</text:span></text:p>
            <text:p text:style-name="P15"><text:span text:style-name="T2">gpio_service_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8" draw:layer="layout" svg:width="6.25cm" svg:height="1.153cm" svg:x="13.1cm" svg:y="8.7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Functions to test the methods of the GPIOService Cla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6" draw:text-style-name="P14" draw:layer="layout" svg:x1="16.85cm" svg:y1="9.906cm" svg:x2="11.149cm" svg:y2="11.886cm" draw:start-shape="id14" draw:start-glue-point="6" draw:end-shape="id12" draw:end-glue-point="13" svg:d="M16850 9906v1980h-5701" svg:viewBox="0 0 5702 1981">
          <text:p/>
        </draw:connector>
        <draw:connector draw:style-name="gr57" draw:text-style-name="P14" draw:layer="layout" draw:line-skew="-0.249cm" svg:x1="9.55cm" svg:y1="8.75cm" svg:x2="4.116cm" svg:y2="11.252cm" draw:start-shape="id15" draw:start-glue-point="6" draw:end-shape="id12" draw:end-glue-point="4" svg:d="M9550 8750v1000h-5434v1502" svg:viewBox="0 0 5435 2503">
          <text:p/>
        </draw:connector>
        <draw:connector draw:style-name="gr58" draw:text-style-name="P14" draw:layer="layout" svg:x1="3cm" svg:y1="8.75cm" svg:x2="3.701cm" svg:y2="11.886cm" draw:start-shape="id16" draw:start-glue-point="4" draw:end-shape="id12" draw:end-glue-point="6" svg:d="M3000 8750v3136h701" svg:viewBox="0 0 702 3137">
          <text:p/>
        </draw:connector>
        <draw:g draw:style-name="gr1" xml:id="id17" draw:id="id17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59" draw:text-style-name="P16" draw:layer="layout" svg:width="8.25cm" svg:height="1.153cm" svg:x="1.75cm" svg:y="2.71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module»</text:span></text:p>
            <text:p text:style-name="P15"><text:span text:style-name="T2">oradio_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8" draw:layer="layout" svg:width="8.25cm" svg:height="1.153cm" svg:x="1.75cm" svg:y="3.8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LEDControl</text:span></text:p>
            <text:p text:style-name="P17"><text:span text:style-name="T2">TouchButt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6" draw:id="id16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61" draw:text-style-name="P16" draw:layer="layout" svg:width="4.25cm" svg:height="1.153cm" svg:x="2.15cm" svg:y="6.91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module»</text:span></text:p>
            <text:p text:style-name="P15"><text:span text:style-name="T2">led_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8" draw:layer="layout" svg:width="4.25cm" svg:height="0.679cm" svg:x="2.15cm" svg:y="8.0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LED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5" draw:id="id15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63" draw:text-style-name="P16" draw:layer="layout" svg:width="4.25cm" svg:height="1.153cm" svg:x="7cm" svg:y="6.91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module»</text:span></text:p>
            <text:p text:style-name="P15"><text:span text:style-name="T2">touch_butt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8" draw:layer="layout" svg:width="4.25cm" svg:height="0.679cm" svg:x="7cm" svg:y="8.0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TouchButt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5" draw:text-style-name="P14" draw:layer="layout" svg:x1="3.4cm" svg:y1="5.024cm" svg:x2="3.85cm" svg:y2="6.918cm" draw:start-shape="id17" draw:start-glue-point="4" draw:end-shape="id16" draw:end-glue-point="11" svg:d="M3400 5024v946h450v948" svg:viewBox="0 0 451 1895">
          <text:p/>
        </draw:connector>
        <draw:connector draw:style-name="gr66" draw:text-style-name="P14" draw:layer="layout" svg:x1="5.05cm" svg:y1="5.024cm" svg:x2="7.85cm" svg:y2="6.918cm" draw:start-shape="id17" draw:start-glue-point="5" draw:end-shape="id15" draw:end-glue-point="10" svg:d="M5050 5024v946h2800v948" svg:viewBox="0 0 2801 189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2" draw:display-name="Arrowheads 2" svg:viewBox="0 0 1013 1130" svg:d="M1009 1050l-449-1008-22-30-29-12-34 12-21 26-449 1012-5 13v8l5 21 12 21 17 13 21 4h903l21-4 21-13 9-21 4-21v-8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Navigation" svg:viewBox="0 0 786 1228" svg:d="M151 1228l-76-25-75-25 318-952 76-226 75 226 317 952-76 25-75 25-162-486v462h-80-79v-464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T5H19M6S</meta:editing-duration>
    <meta:editing-cycles>38</meta:editing-cycles>
    <meta:generator>LibreOffice/24.2.7.2$Linux_X86_64 LibreOffice_project/420$Build-2</meta:generator>
    <dc:date>2026-03-26T16:53:36.842799885</dc:date>
    <meta:document-statistic meta:object-count="85"/>
  </office:meta>
</office:document-meta>
</file>